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hoinka</text:h>
      <text:section text:style-name="Sect1" text:name="intro">
        <text:p text:style-name="Text_20_body">Napisz program, który czyta liczbę całkowitą <text:span text:style-name="Source_20_Text">n</text:span> i pisze tekst składający się ze spacji i gwiazdek, przedstawiający choinkę o wysokości <text:span text:style-name="Source_20_Text">n</text:span> mającą pień rozmiaru <text:span text:style-name="Source_20_Text">3</text:span> na <text:span text:style-name="Source_20_Text">3</text:span>.</text:p>
        <text:p text:style-name="Text_20_body">Dla danych</text:p>
        <text:p text:style-name="P2"><text:span text:style-name="Source_20_Text">6</text:span></text:p>
        <text:p text:style-name="Text_20_body">poprawny wynik to</text:p>
        <text:p text:style-name="Preformatted_20_Text"><text:span text:style-name="Source_20_Text"><text:s text:c="5"/>*</text:span></text:p>
        <text:p text:style-name="Preformatted_20_Text"><text:span text:style-name="Source_20_Text"><text:s text:c="4"/>***</text:span></text:p>
        <text:p text:style-name="Preformatted_20_Text"><text:span text:style-name="Source_20_Text"><text:s text:c="3"/>*****</text:span></text:p>
        <text:p text:style-name="Preformatted_20_Text"><text:span text:style-name="Source_20_Text"><text:s text:c="2"/>*******</text:span></text:p>
        <text:p text:style-name="Preformatted_20_Text"><text:span text:style-name="Source_20_Text"><text:s/>*********</text:span></text:p>
        <text:p text:style-name="Preformatted_20_Text"><text:span text:style-name="Source_20_Text">***********</text:span></text:p>
        <text:p text:style-name="Preformatted_20_Text"><text:span text:style-name="Source_20_Text"><text:s text:c="4"/>***</text:span></text:p>
        <text:p text:style-name="Preformatted_20_Text"><text:span text:style-name="Source_20_Text"><text:s text:c="4"/>***</text:span></text:p>
        <text:p text:style-name="P2"><text:span text:style-name="Source_20_Text"><text:s text:c="4"/>***</text:span></text:p>
        <text:p text:style-name="Text_20_body">Rozwiązanie zbuduj <text:span text:style-name="Emphasis">metodą kolejnych rozszerzeń</text:span>, implementując</text:p>
        <text:list xml:id="list1460272929" text:style-name="L1">
          <text:list-item>
            <text:p text:style-name="P1">program piszący wiersz, który zawiera <text:span text:style-name="Source_20_Text">10</text:span> gwiazdek,</text:p>
          </text:list-item>
          <text:list-item>
            <text:p text:style-name="P1">program czytający liczbę <text:span text:style-name="Source_20_Text">n</text:span> i piszący wiersz, który zawiera <text:span text:style-name="Source_20_Text">n</text:span> gwiazdek,</text:p>
          </text:list-item>
          <text:list-item>
            <text:p text:style-name="P1">program czytający liczbę <text:span text:style-name="Source_20_Text">n</text:span> i piszący <text:span text:style-name="Source_20_Text">n</text:span> wierszy, w każdym po <text:span text:style-name="Source_20_Text">n</text:span> gwiazdek, czyli kwadrat <text:span text:style-name="Source_20_Text">n</text:span> na <text:span text:style-name="Source_20_Text">n</text:span> z gwiazdek,</text:p>
          </text:list-item>
          <text:list-item>
            <text:p text:style-name="P1">program czytający liczbę <text:span text:style-name="Source_20_Text">n</text:span> i piszący trójkąt pod przekątną kwadratu z punktu 3, biegnącą od lewego górnego do prawego dolnego rogu,</text:p>
          </text:list-item>
          <text:list-item>
            <text:p text:style-name="P1">program jak w punkcie 4, ale piszący trójkąt pod przekątną od lewego dolnego do prawego górnego rogu,</text:p>
          </text:list-item>
          <text:list-item>
            <text:p text:style-name="P1">program czytający liczbę <text:span text:style-name="Source_20_Text">n</text:span> i piszący sklejenie trójkątów z punktów 4 i 5, czyli choinkę bez pnia,</text:p>
          </text:list-item>
          <text:list-item>
            <text:p text:style-name="P1">pełną wersję zadania, czyli punkt 6 z dodanym pniem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8:39:47.772905226</meta:creation-date>
    <dc:date>2020-10-31T18:40:31.740430419</dc:date>
    <meta:editing-duration>PT44S</meta:editing-duration>
    <meta:editing-cycles>1</meta:editing-cycles>
    <meta:document-statistic meta:table-count="0" meta:image-count="0" meta:object-count="0" meta:page-count="1" meta:paragraph-count="22" meta:word-count="158" meta:character-count="951" meta:non-whitespace-character-count="795"/>
    <meta:generator>LibreOffice/6.0.7.3$Linux_X86_64 LibreOffice_project/00m0$Build-3</meta:generator>
  </office:meta>
</office:document-meta>
</file>